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Typewriter" svg:font-family="MathJax_Typewriter" style:font-family-generic="moder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text-position="0% 100%" style:font-name="MathJax_Typewriter" fo:font-size="12pt" officeooo:rsid="0008b440" officeooo:paragraph-rsid="0008b440" style:font-size-asian="12pt" style:font-size-complex="12pt"/>
    </style:style>
    <style:style style:name="P2" style:family="paragraph" style:parent-style-name="Standard">
      <style:paragraph-properties fo:line-height="115%"/>
      <style:text-properties style:text-position="0% 100%" style:font-name="MathJax_Typewriter" fo:font-size="12pt" officeooo:rsid="000a55d2" officeooo:paragraph-rsid="000a55d2" style:font-size-asian="12pt" style:font-size-complex="12pt"/>
    </style:style>
    <style:style style:name="P3" style:family="paragraph" style:parent-style-name="Standard">
      <style:paragraph-properties fo:line-height="115%"/>
      <style:text-properties style:text-position="0% 100%" style:font-name="MathJax_Typewriter" fo:font-size="12pt" officeooo:rsid="000e31a0" officeooo:paragraph-rsid="000e31a0" style:font-size-asian="12pt" style:font-size-complex="12pt"/>
    </style:style>
    <style:style style:name="P4" style:family="paragraph" style:parent-style-name="Standard">
      <style:paragraph-properties fo:line-height="115%"/>
      <style:text-properties style:text-position="0% 100%" style:font-name="MathJax_Typewriter" fo:font-size="12pt" officeooo:rsid="000fb4c2" officeooo:paragraph-rsid="000fb4c2" style:font-size-asian="12pt" style:font-size-complex="12pt"/>
    </style:style>
    <style:style style:name="P5" style:family="paragraph" style:parent-style-name="Standard">
      <style:paragraph-properties fo:line-height="115%"/>
      <style:text-properties style:text-position="0% 100%" style:font-name="MathJax_Typewriter" fo:font-size="12pt" officeooo:rsid="000b6240" officeooo:paragraph-rsid="000b6240" style:font-size-asian="12pt" style:font-size-complex="12pt"/>
    </style:style>
    <style:style style:name="P6" style:family="paragraph" style:parent-style-name="Standard">
      <style:paragraph-properties fo:line-height="115%"/>
      <style:text-properties style:text-position="0% 100%" style:font-name="MathJax_Typewriter" fo:font-size="12pt" officeooo:rsid="000d37c8" officeooo:paragraph-rsid="000d37c8" style:font-size-asian="12pt" style:font-size-complex="12pt"/>
    </style:style>
    <style:style style:name="P7" style:family="paragraph" style:parent-style-name="Standard">
      <style:paragraph-properties fo:line-height="115%"/>
      <style:text-properties style:text-position="0% 100%" style:font-name="MathJax_Typewriter" fo:font-size="12pt" officeooo:rsid="001217b7" officeooo:paragraph-rsid="001217b7" style:font-size-asian="12pt" style:font-size-complex="12pt"/>
    </style:style>
    <style:style style:name="P8" style:family="paragraph" style:parent-style-name="Standard">
      <style:paragraph-properties fo:line-height="115%"/>
      <style:text-properties style:text-position="0% 100%" style:font-name="MathJax_Typewriter" fo:font-size="12pt" officeooo:rsid="00121957" officeooo:paragraph-rsid="00121957" style:font-size-asian="12pt" style:font-size-complex="12pt"/>
    </style:style>
    <style:style style:name="P9" style:family="paragraph" style:parent-style-name="Standard">
      <style:paragraph-properties fo:line-height="115%"/>
      <style:text-properties style:text-position="0% 100%" style:font-name="MathJax_Typewriter" fo:font-size="12pt" officeooo:rsid="0012eb4f" officeooo:paragraph-rsid="0012eb4f" style:font-size-asian="12pt" style:font-size-complex="12pt"/>
    </style:style>
    <style:style style:name="P10" style:family="paragraph" style:parent-style-name="Standard">
      <style:paragraph-properties fo:line-height="115%"/>
      <style:text-properties style:text-position="0% 100%" style:font-name="MathJax_Typewriter" fo:font-size="12pt" officeooo:rsid="00143be4" officeooo:paragraph-rsid="00143be4" style:font-size-asian="12pt" style:font-size-complex="12pt"/>
    </style:style>
    <style:style style:name="P11" style:family="paragraph" style:parent-style-name="Title">
      <style:paragraph-properties fo:line-height="115%"/>
      <style:text-properties style:text-position="0% 100%"/>
    </style:style>
    <style:style style:name="T1" style:family="text">
      <style:text-properties officeooo:rsid="000b6240"/>
    </style:style>
    <style:style style:name="T2" style:family="text">
      <style:text-properties officeooo:rsid="001083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Лабораторная №<text:span text:style-name="T2">1</text:span></text:p>
      <text:p text:style-name="P1">Ls -la file dir</text:p>
      <text:p text:style-name="P1">Переход в верхнюю дир: ../</text:p>
      <text:p text:style-name="P1">Переход в домашнюю дир: cd $HOME</text:p>
      <text:p text:style-name="P1">Переход на один шаг назад: cd -</text:p>
      <text:p text:style-name="P2">Вывод в файл: echo hi &gt; file1</text:p>
      <text:p text:style-name="P2">Дописать в конце: echo hi &gt;&gt; file1</text:p>
      <text:p text:style-name="P3">Скрипт — текстовый файл, содержащий команды. Ему нужно присвоить права на исполнения и запустить.</text:p>
      <text:p text:style-name="P4">Права: r — read, w — write, x — execute</text:p>
      <text:p text:style-name="P9">| - конвеер</text:p>
      <text:p text:style-name="P9">wc -l — Посчитать количество строк</text:p>
      <text:p text:style-name="P2"/>
      <text:p text:style-name="P2">ls -file1 → file1</text:p>
      <text:p text:style-name="P2">man ls → Рассказывает про команду ls</text:p>
      <text:p text:style-name="P2">more, <text:span text:style-name="T1">less</text:span> → Выводит постранично</text:p>
      <text:p text:style-name="P5">cat file1 → Смотреть file1</text:p>
      <text:p text:style-name="P6">ls -d .* → Показывает директории не заходя в них</text:p>
      <text:p text:style-name="P3">chmod u+x scr → Изменяет право файла на исполнение</text:p>
      <text:p text:style-name="P3">./script1 → Запуск скрипта-файла</text:p>
      <text:p text:style-name="P3">chmod u=w → Устанавливает право для файла только на запись</text:p>
      <text:p text:style-name="P7">mkdir lab0 → Создает директорию lab0</text:p>
      <text:p text:style-name="P7">mkdir <text:s/>-p d2/d3 → Создать директории и d2, и d3. Даже если d2 не существует.</text:p>
      <text:p text:style-name="P8">Ln -s tmp/f1 tmp2/f2 → Создание софт ссылки</text:p>
      <text:p text:style-name="P8">Ln tmp/f1 tmp2/f2 → Создание жёсткой ссылки</text:p>
      <text:p text:style-name="P9">ls -1 → Вывод содержимого в один столбец</text:p>
      <text:p text:style-name="P9"/>
      <text:p text:style-name="P10">Защита:</text:p>
      <text:p text:style-name="P10">1. Команды(more)</text:p>
      <text:p text:style-name="P10">2. Спец символы (~, $, *) и экранирование (\, кавычки)</text:p>
      <text:p text:style-name="P10">3. &gt; &lt; » « \</text:p>
      <text:p text:style-name="P10">4. Создание и заполнение файлов</text:p>
      <text:p text:style-name="P10">5. Симвл. и жесткие ссылки</text:p>
      <text:p text:style-name="P10">6. cp</text:p>
      <text:p text:style-name="P10">7. rm, rmdir</text:p>
      <text:p text:style-name="P10">8. chmod, права доступа</text:p>
      <text:p text:style-name="P10">9. Дурацкие вопросы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Typewriter" svg:font-family="MathJax_Typewriter" style:font-family-generic="moder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5T12:30:22.714550150</meta:creation-date>
    <dc:date>2022-09-05T14:56:48.531617200</dc:date>
    <meta:editing-duration>PT34M23S</meta:editing-duration>
    <meta:editing-cycles>4</meta:editing-cycles>
    <meta:generator>LibreOffice/7.3.4.2$Linux_X86_64 LibreOffice_project/30$Build-2</meta:generator>
    <meta:document-statistic meta:table-count="0" meta:image-count="0" meta:object-count="0" meta:page-count="1" meta:paragraph-count="34" meta:word-count="205" meta:character-count="1105" meta:non-whitespace-character-count="928"/>
  </office:meta>
</office:document-meta>
</file>